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E000000E6A217EEEF63706C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55cm" draw:z-index="0"><draw:image xlink:href="Pictures/100000010000041E000000E6A217EEEF63706C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34:53.546870653</meta:creation-date>
    <dc:date>2023-10-21T15:35:35.374746260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